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cc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dd_WOR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d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sc,rule</text:p>
          </table:table-cell>
          <table:table-cell office:value-type="float" office:value="3618630" calcext:value-type="float">
            <text:p>3618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year,rule</text:p>
          </table:table-cell>
          <table:table-cell office:value-type="float" office:value="119998440" calcext:value-type="float">
            <text:p>11999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d_WOR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_WOR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_WOR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sc_WORD,rule</text:p>
          </table:table-cell>
          <table:table-cell office:value-type="float" office:value="1167300" calcext:value-type="float">
            <text:p>116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dd_WORD,rule</text:p>
          </table:table-cell>
          <table:table-cell office:value-type="float" office:value="1167300000" calcext:value-type="float">
            <text:p>11673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_WORD,rule</text:p>
          </table:table-cell>
          <table:table-cell office:value-type="float" office:value="11673000" calcext:value-type="float">
            <text:p>1167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121399200" calcext:value-type="float">
            <text:p>121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sc,rule</text:p>
          </table:table-cell>
          <table:table-cell office:value-type="float" office:value="9338400" calcext:value-type="float">
            <text:p>9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8847744" calcext:value-type="float">
            <text:p>388477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year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2sc_dd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971216946" calcext:value-type="float">
            <text:p>9712169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434235600" calcext:value-type="float">
            <text:p>4342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,rule</text:p>
          </table:table-cell>
          <table:table-cell office:value-type="float" office:value="26147520" calcext:value-type="float">
            <text:p>2614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156745044" calcext:value-type="float">
            <text:p>156745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,rule</text:p>
          </table:table-cell>
          <table:table-cell office:value-type="float" office:value="30373146" calcext:value-type="float">
            <text:p>303731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182098800" calcext:value-type="float">
            <text:p>182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mon,rule</text:p>
          </table:table-cell>
          <table:table-cell office:value-type="float" office:value="22435506" calcext:value-type="float">
            <text:p>2243550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sc,rule</text:p>
          </table:table-cell>
          <table:table-cell office:value-type="float" office:value="99920880" calcext:value-type="float">
            <text:p>9992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sc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cc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dd_wOR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d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sc,rule</text:p>
          </table:table-cell>
          <table:table-cell office:value-type="float" office:value="3618630" calcext:value-type="float">
            <text:p>3618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year,rule</text:p>
          </table:table-cell>
          <table:table-cell office:value-type="float" office:value="119998440" calcext:value-type="float">
            <text:p>11999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d_wOR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_wOR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_wOR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sc_wORD,rule</text:p>
          </table:table-cell>
          <table:table-cell office:value-type="float" office:value="1167300" calcext:value-type="float">
            <text:p>116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dd_wORD,rule</text:p>
          </table:table-cell>
          <table:table-cell office:value-type="float" office:value="1167300000" calcext:value-type="float">
            <text:p>11673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_wORD,rule</text:p>
          </table:table-cell>
          <table:table-cell office:value-type="float" office:value="11673000" calcext:value-type="float">
            <text:p>1167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121399200" calcext:value-type="float">
            <text:p>121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sc,rule</text:p>
          </table:table-cell>
          <table:table-cell office:value-type="float" office:value="9338400" calcext:value-type="float">
            <text:p>9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8847744" calcext:value-type="float">
            <text:p>388477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year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2sc_dd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971216946" calcext:value-type="float">
            <text:p>9712169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434235600" calcext:value-type="float">
            <text:p>4342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,rule</text:p>
          </table:table-cell>
          <table:table-cell office:value-type="float" office:value="26147520" calcext:value-type="float">
            <text:p>2614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156745044" calcext:value-type="float">
            <text:p>156745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,rule</text:p>
          </table:table-cell>
          <table:table-cell office:value-type="float" office:value="30373146" calcext:value-type="float">
            <text:p>303731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182098800" calcext:value-type="float">
            <text:p>182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mon,rule</text:p>
          </table:table-cell>
          <table:table-cell office:value-type="float" office:value="22435506" calcext:value-type="float">
            <text:p>2243550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sc,rule</text:p>
          </table:table-cell>
          <table:table-cell office:value-type="float" office:value="99920880" calcext:value-type="float">
            <text:p>9992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sc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cc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dd_Wor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10.1306497123222" calcext:value-type="float">
            <text:p>10,1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d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sc,rule</text:p>
          </table:table-cell>
          <table:table-cell office:value-type="float" office:value="3618630" calcext:value-type="float">
            <text:p>3618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year,rule</text:p>
          </table:table-cell>
          <table:table-cell office:value-type="float" office:value="119998440" calcext:value-type="float">
            <text:p>11999844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d_Wor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_Wor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_Wor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sc_Word,rule</text:p>
          </table:table-cell>
          <table:table-cell office:value-type="float" office:value="1167300" calcext:value-type="float">
            <text:p>116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dd_Word,rule</text:p>
          </table:table-cell>
          <table:table-cell office:value-type="float" office:value="1167300000" calcext:value-type="float">
            <text:p>11673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_Word,rule</text:p>
          </table:table-cell>
          <table:table-cell office:value-type="float" office:value="11673000" calcext:value-type="float">
            <text:p>11673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121399200" calcext:value-type="float">
            <text:p>121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sc,rule</text:p>
          </table:table-cell>
          <table:table-cell office:value-type="float" office:value="9338400" calcext:value-type="float">
            <text:p>9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8847744" calcext:value-type="float">
            <text:p>388477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year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2sc_dd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971216946" calcext:value-type="float">
            <text:p>9712169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24.8128518182746" calcext:value-type="float">
            <text:p>24,8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434235600" calcext:value-type="float">
            <text:p>4342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48.5195994672415" calcext:value-type="float">
            <text:p>48,52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1.0068079339324" calcext:value-type="float">
            <text:p>31,0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14.6822021059524" calcext:value-type="float">
            <text:p>14,6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,rule</text:p>
          </table:table-cell>
          <table:table-cell office:value-type="float" office:value="26147520" calcext:value-type="float">
            <text:p>2614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156745044" calcext:value-type="float">
            <text:p>156745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8.24369750849694" calcext:value-type="float">
            <text:p>8,2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,rule</text:p>
          </table:table-cell>
          <table:table-cell office:value-type="float" office:value="30373146" calcext:value-type="float">
            <text:p>30373146</text:p>
          </table:table-cell>
          <table:table-cell office:value-type="float" office:value="13.9588748003466" calcext:value-type="float">
            <text:p>13,9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182098800" calcext:value-type="float">
            <text:p>18209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27.611474967393" calcext:value-type="float">
            <text:p>27,6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6.59170504323587" calcext:value-type="float">
            <text:p>6,59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13.4346346428443" calcext:value-type="float">
            <text:p>13,4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25.787514939967" calcext:value-type="float">
            <text:p>125,79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mon,rule</text:p>
          </table:table-cell>
          <table:table-cell office:value-type="float" office:value="22435506" calcext:value-type="float">
            <text:p>22435506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sc,rule</text:p>
          </table:table-cell>
          <table:table-cell office:value-type="float" office:value="99920880" calcext:value-type="float">
            <text:p>9992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sc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3.8323835704224" calcext:value-type="float">
            <text:p>13,8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cc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dd_wor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mon_dd_wor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d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sc,rule</text:p>
          </table:table-cell>
          <table:table-cell office:value-type="float" office:value="3618630" calcext:value-type="float">
            <text:p>36186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ay_word_year,rule</text:p>
          </table:table-cell>
          <table:table-cell office:value-type="float" office:value="119998440" calcext:value-type="float">
            <text:p>119998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d_wor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d_wor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d_wor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sc_word,rule</text:p>
          </table:table-cell>
          <table:table-cell office:value-type="float" office:value="1167300" calcext:value-type="float">
            <text:p>1167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d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dd_word,rule</text:p>
          </table:table-cell>
          <table:table-cell office:value-type="float" office:value="1167300000" calcext:value-type="float">
            <text:p>11673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dd_word,rule</text:p>
          </table:table-cell>
          <table:table-cell office:value-type="float" office:value="11673000" calcext:value-type="float">
            <text:p>1167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mon_sc,rule</text:p>
          </table:table-cell>
          <table:table-cell office:value-type="float" office:value="121399200" calcext:value-type="float">
            <text:p>12139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dd_sc,rule</text:p>
          </table:table-cell>
          <table:table-cell office:value-type="float" office:value="9338400" calcext:value-type="float">
            <text:p>933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8847744" calcext:value-type="float">
            <text:p>388477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sc_year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2sc_dd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dd_mon,rule</text:p>
          </table:table-cell>
          <table:table-cell office:value-type="float" office:value="971216946" calcext:value-type="float">
            <text:p>9712169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8.84344625283702" calcext:value-type="float">
            <text:p>8,8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ay_mon_year,rule</text:p>
          </table:table-cell>
          <table:table-cell office:value-type="float" office:value="434235600" calcext:value-type="float">
            <text:p>43423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8.27331939301165" calcext:value-type="float">
            <text:p>8,27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7.47782153785551" calcext:value-type="float">
            <text:p>7,4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,rule</text:p>
          </table:table-cell>
          <table:table-cell office:value-type="float" office:value="26147520" calcext:value-type="float">
            <text:p>26147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age_sc,rule</text:p>
          </table:table-cell>
          <table:table-cell office:value-type="float" office:value="156745044" calcext:value-type="float">
            <text:p>156745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7.31503234884166" calcext:value-type="float">
            <text:p>7,32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,rule</text:p>
          </table:table-cell>
          <table:table-cell office:value-type="float" office:value="30373146" calcext:value-type="float">
            <text:p>3037314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182098800" calcext:value-type="float">
            <text:p>182098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7.38720289839201" calcext:value-type="float">
            <text:p>7,39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8.24369750849694" calcext:value-type="float">
            <text:p>8,24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11.8603340365259" calcext:value-type="float">
            <text:p>11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2.1345044028382" calcext:value-type="float">
            <text:p>12,13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mon,rule</text:p>
          </table:table-cell>
          <table:table-cell office:value-type="float" office:value="22435506" calcext:value-type="float">
            <text:p>2243550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word_year_sc,rule</text:p>
          </table:table-cell>
          <table:table-cell office:value-type="float" office:value="99920880" calcext:value-type="float">
            <text:p>9992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sc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names_all,dic</text:p>
          </table:table-cell>
          <table:table-cell office:value-type="string" calcext:value-type="string">
            <text:p>year_word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30783962103815" calcext:value-type="float">
            <text:p>5,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2:22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1S</meta:editing-duration>
    <meta:editing-cycles>3</meta:editing-cycles>
    <meta:generator>LibreOffice/5.2.0.4$Windows_x86 LibreOffice_project/066b007f5ebcc236395c7d282ba488bca6720265</meta:generator>
    <dc:date>2016-08-13T19:23:11.997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